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09f8e1" officeooo:paragraph-rsid="0009f8e1"/>
    </style:style>
    <style:style style:name="P3" style:family="paragraph" style:parent-style-name="Standard">
      <style:paragraph-properties fo:text-align="center" style:justify-single-word="false"/>
      <style:text-properties officeooo:rsid="0009f8e1" officeooo:paragraph-rsid="0009f8e1"/>
    </style:style>
    <style:style style:name="P4" style:family="paragraph" style:parent-style-name="Standard">
      <style:text-properties officeooo:paragraph-rsid="0009f8e1"/>
    </style:style>
    <style:style style:name="P5" style:family="paragraph" style:parent-style-name="Standard">
      <style:text-properties officeooo:rsid="000a86a2" officeooo:paragraph-rsid="000a86a2"/>
    </style:style>
    <style:style style:name="P6" style:family="paragraph" style:parent-style-name="Standard">
      <style:text-properties fo:font-style="italic" officeooo:rsid="0009f8e1" officeooo:paragraph-rsid="0009f8e1" style:font-style-asian="italic" style:font-style-complex="italic"/>
    </style:style>
    <style:style style:name="T1" style:family="text">
      <style:text-properties officeooo:rsid="0009f8e1"/>
    </style:style>
    <style:style style:name="T2" style:family="text">
      <style:text-properties officeooo:rsid="000e3915"/>
    </style:style>
    <style:style style:name="T3" style:family="text">
      <style:text-properties officeooo:rsid="000e7a6a"/>
    </style:style>
    <style:style style:name="T4" style:family="text">
      <style:text-properties officeooo:rsid="000f82b8"/>
    </style:style>
    <style:style style:name="T5" style:family="text">
      <style:text-properties officeooo:rsid="000f8dfb"/>
    </style:style>
    <style:style style:name="T6" style:family="text">
      <style:text-properties officeooo:rsid="00109ef7"/>
    </style:style>
    <style:style style:name="T7" style:family="text">
      <style:text-properties style:font-name="Liberation Sans" fo:font-size="28pt" fo:font-weight="bold" officeooo:rsid="00109ef7" style:font-name-asian="PingFang SC" style:font-size-asian="28pt" style:font-weight-asian="bold" style:font-name-complex="Arial Unicode MS" style:font-size-complex="28pt" style:font-weight-complex="bold"/>
    </style:style>
    <style:style style:name="T8" style:family="text">
      <style:text-properties style:font-name="Liberation Sans" fo:font-size="28pt" fo:font-weight="bold" officeooo:rsid="0011abcc" style:font-name-asian="PingFang SC" style:font-size-asian="28pt" style:font-weight-asian="bold" style:font-name-complex="Arial Unicode MS" style:font-size-complex="28pt" style:font-weight-complex="bold"/>
    </style:style>
    <style:style style:name="T9" style:family="text">
      <style:text-properties officeooo:rsid="0011abcc"/>
    </style:style>
    <style:style style:name="T10" style:family="text">
      <style:text-properties officeooo:rsid="001200d3"/>
    </style:style>
    <style:style style:name="T11" style:family="text">
      <style:text-properties officeooo:rsid="001652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8">The</text:span> Gospel <text:span text:style-name="T9">of </text:span><text:span text:style-name="T8">GPT-4</text:span></text:p>
      <text:p text:style-name="P3">Sven Nilsen, 2023</text:p>
      <text:p text:style-name="P2"/>
      <text:p text:style-name="P6">This is a fictional story <text:span text:style-name="T6">generated by GPT-4 with a story plot focusing </text:span><text:span text:style-name="T9">on </text:span><text:span text:style-name="T6">a historical Yeshua, who was neither a celestial savior (Mythicism) nor an apocalyptic preacher (Historicism), but </text:span><text:span text:style-name="T9">preserves some of his </text:span><text:span text:style-name="T11">morals</text:span><text:span text:style-name="T9"> </text:span><text:span text:style-name="T11">and somewhat scientific plausible events</text:span><text:span text:style-name="T9">, </text:span><text:span text:style-name="T6">end</text:span><text:span text:style-name="T9">ing</text:span><text:span text:style-name="T6"> with the </text:span><text:span text:style-name="T9">Talpiot family tomb.</text:span></text:p>
      <text:p text:style-name="P2"/>
      <text:h text:style-name="Heading_20_3" text:outline-level="3">Part 1: The Unorthodox Rabbi</text:h>
      <text:p text:style-name="P2">In the dusty streets of a Judean village, a young man named Yeshua ben Yosef made his way toward the synagogue. His eyes betrayed a depth of thought unusual for his years, and his hands — rough from work — carried scrolls of ancient text. Yeshua, a product of both brilliance and unconventional thinking, had been studying to become a rabbi, a teacher who could interpret and impart the wisdom of Torah to his people.</text:p>
      <text:p text:style-name="P2"/>
      <text:p text:style-name="P2">Yeshua's mind, however, was as restless as the wind-blown sands that surrounded his home. He experienced life in extremes, a trait that left him feeling the breath of God during his highest moments, and the shadows of the valley during his deepest. What he didn't know, and what his contemporaries couldn't understand, was that this ebb and flow of his spirits was a condition that generations from now would call "bipolar disorder".</text:p>
      <text:p text:style-name="P2"/>
      <text:p text:style-name="P2">Those high periods led to bursts of insight and reinterpretation of the sacred texts, earning him a measure of respect among his peers, but always with a twinge of concern. His ideas were radical, yet compelling, speaking of a world where the last were first, and the first, last. He spoke of a kingdom not of this earth but found within the heart, and of laws fulfilled not just by deed but by spirit.</text:p>
      <text:p text:style-name="P2"/>
      <text:p text:style-name="P2">At the synagogue, Yeshua joined other students under the watchful gaze of his teacher, a respected elder rabbi known for his stern but fair instruction. As they debated the finer points of law, Yeshua’s interpretations were strikingly compassionate, often favoring the spirit of the law over strict adherence. This approach brought him both admiration and admonition from his fellow scholars.</text:p>
      <text:p text:style-name="P2"/>
      <text:p text:style-name="P4"><text:span text:style-name="T1">The community whispered about Yeshua's strange ways — his ability to speak to the poor with such kinship, to challenge the authority with such courage, his solitary walks deep into the night under the starlit sky. Some whispered that he communed with angels, while others worried he consorted with spirits of a darker nature.</text:span></text:p>
      <text:p text:style-name="P4"/>
      <text:p text:style-name="P4">Despite his controversies, there was an undeniable charisma about him, a magnetism that drew people from all walks of life. His reputation began to grow beyond his neighborhood, reaching out to distant corners, and his name was spoken with a mixture of hope and caution.</text:p>
      <text:p text:style-name="Standard"/>
      <text:p text:style-name="Standard">In his quieter moments of contemplation, Yeshua grappled with his purpose and the direction of his life. It was on one of these pensive evenings, as the orange hue of the setting sun painted the horizon in fiery tones, that Yeshua met a woman who would change the course of his destiny — a Greek with piercing eyes and a shrouded past — Mariamne.</text:p>
      <text:p text:style-name="Standard"/>
      <text:p text:style-name="Standard">Their meeting would be the spark igniting a flame that would burn brightly, then wildly, a beacon for some and a warning for others. Such is the nature of flames; they warm, they give light, but they also consume. Yeshua's journey toward becoming an unorthodox rabbi was just beginning, and the path would be ablaze with challenges both divine and earthly.</text:p>
      <text:h text:style-name="P1" text:outline-level="3">Part 2: The Greek Connection</text:h>
      <text:p text:style-name="P2">As the sun dipped beyond the mountains of Judea, casting long shadows through the narrow streets of the village, Yeshua frequented the local market. It was here, amidst the mingled scents of spices and the clamor of vendors, that Yeshua's life would intertwine with an enigmatic woman from a foreign land.</text:p>
      <text:p text:style-name="P2"/>
      <text:p text:style-name="P2">Mariamne had journeyed from the heart of Hellenistic civilization, a world pulsing with philosophy and art, but also with political intrigue. She presented herself as a merchant of fine Greek wares, yet her true mission was cloaked in secrecy. She was a spy, sent to observe the tense undercurrents between various Jewish factions and the overarching Roman authority. Her sharp intellect and observant eyes missed nothing — except for the fact that her own heart would become entangled in the very web she was sent to document.</text:p>
      <text:p text:style-name="P2"/>
      <text:p text:style-name="P2">Their first encounter was brief. Yeshua, interested in the world beyond Judea, approached her stall, inquiring about the scrolls and artefacts she had for sale. Mariamne, taken aback by his warmth and transparent curiosity, shared tales of Greek poets and philosophers. He listened, rapt, as she spoke of Socrates' pursuit of truth, and the Dionysian revelries that celebrated life's cycles. Yeshua, in turn, shared insights from Jewish scriptures, infusing them with a freshness that betrayed his deep connection with the Divine.</text:p>
      <text:p text:style-name="P2"/>
      <text:p text:style-name="P2">An intellectual chemistry sparked between them. Their discussions became a regular affair, eagerly anticipated as each meeting concluded. Mariamne found herself drawn to Yeshua's unique combination of passion and vulnerability, his vision of a world reordered by love and mutual respect. In him, she saw something more than a curious scholar — in his words, she heard the faint echoes of revolution.</text:p>
      <text:p text:style-name="P2"/>
      <text:p text:style-name="P2">Yeshua, for his part, was fascinated by Mariamne's knowledge and her perspective as an outsider. She challenged his views, sharpening his thoughts and arguments. He came to anticipate her company, finding in Mariamne a companion who could traverse the landscapes of the mind as easily as he did.</text:p>
      <text:p text:style-name="P2"/>
      <text:p text:style-name="P2">As days turned to weeks, their relationship deepened. Mariamne's mission faded to the background as her admiration for Yeshua grew into love. She confessed her true purpose in Judea, expecting reproach or even anger. But in Yeshua's eyes, she found only understanding. His ability to see beyond societal roles and into the heart of a person disarmed her, and any pretense of subterfuge fell away.</text:p>
      <text:p text:style-name="P2"/>
      <text:p text:style-name="P2">It wasn't long before the spy and the rabbinical student became companions, and then partners. Seeing the plight of women in Judean society, often powerless and silenced, they together envisioned a movement that could transform these norms. Theirs would be a quest to elevate the status of women, to declare the sanctity of life and dignity for all.</text:p>
      <text:p text:style-name="P2"/>
      <text:p text:style-name="P2">As their love was a meeting of two worlds, so too would their work become a confluence of cultures and ideas. Their passion for justice and equality ignited something within the other, leading them to dream of a future where barriers were broken and voices that had been muted were finally heard. And with each passing day, the seeds of that future began taking root in the fertile soil of their collective imagination.</text:p>
      <text:p text:style-name="P2"/>
      <text:p text:style-name="P2">But it was in Capernaum, a fishing village by the Sea of Galilee, where their dreams would blossom into a movement. It was there that Yeshua would find his flock, and Mariamne, her stage. Together, they would unleash a torrent of change, the likes of which their world had never seen.</text:p>
      <text:h text:style-name="P1" text:outline-level="3">Part 3: The Movement Rises</text:h>
      <text:p text:style-name="P2">Capernaum, a modest fishing village nestled by the Sea of Galilee, became the unlikely cradle for a burgeoning movement. Its proximity to trade routes made it a hub for ideas as well as commerce, an ideal backdrop for Yeshua and Mariamne to share their vision of a transformed society.</text:p>
      <text:p text:style-name="P2"/>
      <text:p text:style-name="P2">Yeshua began speaking publicly by the shore, where people gathered to hear the charismatic young man who wove together profound parables and a message of radical love. With gentle authority, he encouraged men and women alike to envision a world where the inherent worth of every soul was recognized and honored.</text:p>
      <text:p text:style-name="P2"/>
      <text:p text:style-name="P2">Mariamne was equally involved, though her approach differed. She skillfully worked behind the curtain, strategizing, organizing, and establishing a network of support that extended beyond Capernaum. Her knowledge of Hellenistic customs and politics proved invaluable as she drafted plans to expand their influence.</text:p>
      <text:p text:style-name="P2"/>
      <text:p text:style-name="P2">The principles of their movement were grounded in Jewish teachings, yet emphasized universal qualities such as compassion, kindness, and empathy. The downtrodden and marginalized found hope in Yeshua's words, feeling seen and valued for the first time. Women, in particular, found a new voice in Mariamne. She advocated for their rights, encouraging them to take active roles within the community and the movement.</text:p>
      <text:p text:style-name="P2"/>
      <text:p text:style-name="P2">Yeshua and Mariamne's partnership became emblematic of their cause, rejecting traditional gender roles in favor of mutual respect and collaboration. Their relationship drew others who shared their ideals, including Andronicus and Junia, followers of Dionysus, who were drawn to the promise of liberation and spiritual ecstasy that Yeshua's words seemed to offer.</text:p>
      <text:p text:style-name="P2"/>
      <text:p text:style-name="P2">As their following grew, so did the diversity within it. Although initially hesitant, Yeshua welcomed the Dionysian couple, recognizing that their spirit of celebration and renewal could enrich the movement. Andronicus and Junia introduced theatrical storytelling, music, and dance, infusing gatherings with an energy that captivated the imagination of believers and curious onlookers alike.</text:p>
      <text:p text:style-name="P2"/>
      <text:p text:style-name="P2">However, this inclusion was not without its complications. The free-spirited approach and rites of Dionysian followers, with their intense emotional expressions and unorthodox rituals, began to meld with the original, more sober message of Yeshua's teachings. While some of their practices enhanced the community's sense of togetherness and spiritual communion, others flirted with excesses that concerned the more conservative supporters.</text:p>
      <text:p text:style-name="P2"/>
      <text:p text:style-name="P2">Mariamne, keenly observant as always, saw potential in these ecstatic experiences to deepen spiritual connections but was wary of their capacity to obscure their core message. She counseled balance, working tirelessly to steady the movement as it swayed between contemplation and celebration.</text:p>
      <text:p text:style-name="P2"/>
      <text:p text:style-name="P2">The fine line they walked was made more treacherous as the movement's profile rose. Roman authorities and Jewish leaders monitored their activities with increasing interest, sensing both a threat and an opportunity within the dynamic gathering that defied simple categorization.</text:p>
      <text:p text:style-name="P2"/>
      <text:p text:style-name="P2">Their messages of equality and community resonated more loudly with each passing day, but the road they walked was fraught with risk. Yeshua and Mariamne found themselves at the heart of a whirlwind, holding fast to each other as they navigated the complexities of spiritual evolution and human frailty.</text:p>
      <text:p text:style-name="P2"/>
      <text:p text:style-name="P2"><text:soft-page-break/>Together, they pushed forward, unafraid of challenging the status quo or embracing those who sought change. But as the winds of Capernaum carried their voices across the land, neither could predict how far their message would spread or what sacrifices such a calling might demand. In the eyes of their followers, they had become beacons of a new way, and that light would test both their union and their resolve.</text:p>
      <text:p text:style-name="P2"/>
      <text:h text:style-name="Heading_20_3" text:outline-level="3">Part 4: Dionysian Influence</text:h>
      <text:p text:style-name="P5">The movement that began with a ripple in Capernaum soon swelled into waves that lapped at the foundations of established traditions. Yeshua, with Mariamne by his side, preached an intoxicating blend of social justice and spiritual awakening, while the adherents from the Dionysian cult brought with them an undercurrent of mystery and fervor that pulsed through the community gatherings.</text:p>
      <text:p text:style-name="P5"/>
      <text:p text:style-name="P5">Andronicus and Junia, the couple who bridged the gap between Yeshua's philosophy and the Dionysian traditions, embraced the concepts of love and personal liberation that Yeshua taught, seeing them as reflections of Dionysus' own spirit of life's ceaseless renewal. They infused the movement with a passionate vitality, introducing rituals and symbols that were foreign yet oddly complementary to Yeshua's teachings.</text:p>
      <text:p text:style-name="P5"/>
      <text:p text:style-name="P5">Ecstatic celebrations began to punctuate the more somber assemblies. Dances and dramatic re-enactments of myths intertwined with parables and prayers. Nightly vigils often reverberated with music and chants, creating an atmosphere thick with emotion and an almost tangible sense of divinity.</text:p>
      <text:p text:style-name="P5"/>
      <text:p text:style-name="P5">The reinvigorated followers found in these rituals a way to connect deeply with the divine, a cathartic release from the constraints of their everyday lives. Many experienced profound personal transformations, heralding these gatherings as the birthplace of a new spiritual enlightenment.</text:p>
      <text:p text:style-name="P5"/>
      <text:p text:style-name="P5">As the community experimented with rituals, certain Dionysian practices invited the ritualistic use of natural substances that were believed to produce visions and insights. These substances, largely foreign to the Judaic tradition, were said to be gifts from Dionysus himself, offering direct communion with the gods and the inner self.</text:p>
      <text:p text:style-name="P5"/>
      <text:p text:style-name="P5">Yeshua, ever the seeker of truth and wisdom, cautiously allowed these practices to unfold, trusting in the divine guidance that had always led his path. Mariamne, with a more strategic mind, recognized both the potential for insight and the danger of excess. Together, they watched with a careful eye as their movement flirted with the edge of spiritual exploration.</text:p>
      <text:p text:style-name="P5"/>
      <text:p text:style-name="P5">Despite their efforts to maintain balance, the more extreme elements within the group pushed boundaries, seeking not only personal enlightenment but also a societal revolution that defied the Roman order. These followers began to experiment recklessly with the toxic potential of the substances in their quest for ecstatic release.</text:p>
      <text:p text:style-name="P5"/>
      <text:p text:style-name="P5">Mariamne, now pregnant with their child, felt a stirring of unease. The future of their movement—and their family's safety—weighed heavily on her heart. Yeshua felt it too, the pull of conflicting responsibilities: to his teachings, to the movement, and to the small life growing within Mariamne.</text:p>
      <text:p text:style-name="P5"/>
      <text:p text:style-name="P5">Whispers of concern turned into murmurs of dissent among the more conservative followers, troubling Yeshua. He had always imagined a community unified in spirit and purpose, but the increasing radicalism threatened to splinter the collective dream that he and Mariamne had nurtured.</text:p>
      <text:p text:style-name="P5"/>
      <text:p text:style-name="P5"/>
      <text:p text:style-name="P5"><text:soft-page-break/>After a particularly intense night where the fervor teetered on the brink of chaos, Yeshua and Mariamne withdrew to contemplate their path forward. Beneath the starry sky, the same stars that had overseen Yeshua's moments of deep introspection and revelation, the couple faced a crossroads. With the impending arrival of their child, they questioned whether the movement they had built could remain true to its roots while also protecting the vulnerable life about to join it.</text:p>
      <text:p text:style-name="P5"/>
      <text:p text:style-name="P5">In the quiet before dawn, Yeshua and Mariamne made a solemn decision. For the sake of the life they had created together, and for the ideals they still held sacred, they would need to guide their followers back to a path of light — or forge a new path away from the extremes that had begun to consume their vision.</text:p>
      <text:p text:style-name="P5"/>
      <text:h text:style-name="Heading_20_3" text:outline-level="3">Part 5: A New Chapter</text:h>
      <text:p text:style-name="P5">With the first signs of dawn painting the skies of Judea, Yeshua and Mariamne sat in thoughtful silence, each contemplating the gravity of the decision before them. The intoxicating highs of the movement's Dionysian influence had seduced many followers into a realm where the very principles of their cause were obscured by clouds of fervent ecstasy.</text:p>
      <text:p text:style-name="P5"/>
      <text:p text:style-name="P5">The rebellious spirit that had crept into the community was startling; what had started as a loving fellowship was on the verge of becoming unrecognizable in its extreme pursuits. Mariamne's pregnancy added urgency to their need for safety and stability. She feared the community's wilder elements could endanger not just their shared vision but the life of their unborn child.</text:p>
      <text:p text:style-name="P5"/>
      <text:p text:style-name="P5">Together, they resolved that their path forward required a delicate balance: they would draw the movement back from the edge of radicalism that threatened to destabilize their mission. Yeshua met with core members of the group, conveying his concerns with an ardor echoed by the gentle but insistent tide of his voice. He spoke of moderation, of the purity of their initial cause, and the need to refocus on their original message of peace and love.</text:p>
      <text:p text:style-name="P5"/>
      <text:p text:style-name="P5">However, the seeds of wildness had rooted deeply in some of their followers' hearts, and Yeshua's calls for restraint were met with resistance. For these individuals, the movement had evolved beyond Yeshua's teachings and become an entity of its own – fierce, unapologetic, and zealous.</text:p>
      <text:p text:style-name="P5"/>
      <text:p text:style-name="P5">A schism formed, as subtle as the creeping of shadows at twilight. Some insisted on maintaining the order and dedication that Yeshua and Mariamne had instilled from the start. Others, inflamed by the Dionysian elements, dreamt of a force powerful enough to disrupt the established world.</text:p>
      <text:p text:style-name="P5"/>
      <text:p text:style-name="P5">The tension came to a head during a gathering that spiraled into chaos, with participants indulging recklessly in the ritualistic substances. Yeshua recognized that the time had come for bolder action, lest all they had worked for crumble in their hands like dry earth.</text:p>
      <text:p text:style-name="P5"/>
      <text:p text:style-name="P5">In secret, the couple planned their departure from the group, knowing that their dreams of peaceful reform could no longer be realized in such volatility. Yeshua orchestrated a ruse, a dramatic and public display that would allow him to slip away without drawing attention or inciting pursuit. Mariamne, who had become adept at covert operations during her time as a spy, used her skills to secure a secret haven where they could lay low.</text:p>
      <text:p text:style-name="P5"/>
      <text:p text:style-name="P5">The plan was executed with precision: a staged altercation, a feigned death, and the subsequent mourning of a leader presumed to have succumbed to his own ideals. Only a few trusted allies knew the truth, safeguarding the secret with the understanding that Yeshua's vision needed protection as much as the man himself.</text:p>
      <text:p text:style-name="P5"/>
      <text:p text:style-name="P5"><text:soft-page-break/>As the community grieved what they believed to be the loss of their figurehead, Yeshua and Mariamne, along with their most trusted confidants, slipped away under the cover of dusk. Guided by the quiet resilience that had first united them, they moved toward what they hoped would be a quieter life.</text:p>
      <text:p text:style-name="P5"/>
      <text:p text:style-name="P5">Embraced by the anonymity of the night, they traveled to Bethlehem, seeking the familiarity of Yeshua's birthplace. Upon arrival, however, the reality they faced was starkly different from the memories held in Yeshua's mind. The simple village had changed, and amidst the crowded streets and rising prices driven by Roman occupation and taxes, their hopes for finding a home were quickly dashed.</text:p>
      <text:p text:style-name="P5"/>
      <text:p text:style-name="P5">Dishearted but undeterred, the couple turned their gaze to Jerusalem. There, the benevolence of Yeshua's family connections promised a sanctuary. Joseph, Yeshua's earthly father, and Maria, his mother, offered the safety of Joseph of Arimathea's estate. The wealthy and sympathetic relative understood the necessity of secrecy, providing shelter away from prying eyes and ears.</text:p>
      <text:p text:style-name="P5"/>
      <text:p text:style-name="P5">In the quiet, fortified recesses of the estate, Yeshua took up the tools of his father's trade once again. His hands, once waving passionately through the air as he delivered sermons, now moved with the rhythmic certainty of a carpenter's craft.</text:p>
      <text:p text:style-name="P5"/>
      <text:p text:style-name="P5">As their new life took shape, the complexity of their reality was marked by a juxtaposition of peace and endurance. There existed an unspoken understanding that the ripples of change they had created still undulated in the world outside, waiting for the right moment to rise again.</text:p>
      <text:p text:style-name="P5"/>
      <text:h text:style-name="Heading_20_3" text:outline-level="3">Part 7: Echoes and Whispers</text:h>
      <text:p text:style-name="P5">The days in the shadow of Joseph of Arimathea's benevolence passed with a blend of monotony and indelible warmth for Yeshua and Mariamne. Underneath the veil of their ostensibly humble existence, there was an unyielding current of love that coursed through their small family, akin to the hidden rivers that fed the city during a siege.</text:p>
      <text:p text:style-name="P5"/>
      <text:p text:style-name="P5">Yeshua's hands became ever more skilled in their trade, the scent of cedar and olive wood ever present within the small workshop that had become his sanctuary. Mariamne, whose mind had once been a fortress of strategies and secrets, now found solace in the simple joys and travails of motherhood. Their son Judah, a rambunctious blend of his parents' spirit and intelligence, grew like the sturdy oak, unperturbed by the storms that had buffeted his conception.</text:p>
      <text:p text:style-name="P5"/>
      <text:p text:style-name="P5">The city of Jerusalem continued to swell with the throng of pilgrims and traders. Whispers of the preacher who had died and the movement that had thrived under his word still lapped at the stone walls and winding alleyways. Some said he was the Messiah; others whispered that he had been a vessel of Dionysus himself. Yet none could fathom that the man of whom they spoke now lived quietly as a craftsman within their midst.</text:p>
      <text:p text:style-name="P5"/>
      <text:p text:style-name="P5">Mariamne, frail from the birth of their son yet fiercer in spirit than ever before, often met with the women of the city. They were drawn to her, sensing the history she carried—not as worn tales or lore, but as the lifeblood coursing through her veins. Word of her wisdom spread, and while the feminist movement they had once cultivated was now the work of other hands, many still sought her counsel.</text:p>
      <text:p text:style-name="P5"/>
      <text:p text:style-name="P5"/>
      <text:p text:style-name="P5"/>
      <text:p text:style-name="P5"><text:soft-page-break/>One late afternoon, as Judah played with his wooden figures near his father's workbench, Yeshua paused to watch his son. A deep yearning stirred within him—a faint calling to revisit the spirit of his former message. He studied the growing twilight bathing the city with gentle folds of amber and indigo.</text:p>
      <text:p text:style-name="P5"/>
      <text:p text:style-name="P5">“What troubles you, beloved?” Mariamne asked, always attuned to the shifts in his mood.</text:p>
      <text:p text:style-name="P5"/>
      <text:p text:style-name="P5">Yeshua brushed the wood shavings from his tunic and met her gaze. “There's a part of me that still longs to reach out, to stir the hearts of those who are searching. The city is full of silent pleas for meaning, love, justice…”</text:p>
      <text:p text:style-name="P5"/>
      <text:p text:style-name="P5">Mariamne moved closer, her hand coming to rest on his. “Perhaps the message has already found its roots, and now it simply needs time to flourish. Our place is here now—with our son, with the life we fought so hard to create.”</text:p>
      <text:p text:style-name="P5"/>
      <text:p text:style-name="P5">Her words were a salve to the faint restlessness within him, though the bittersweet taste of withdrawal from a life of higher purpose lingered. Together, they watched Judah, who remained oblivious to the gravity of his heritage. In his innocence lay the hope that their struggle had not been in vain—that the seeds sown in turbulent ground could still yield a harvest beyond their furthest dreams.</text:p>
      <text:p text:style-name="P5"/>
      <text:p text:style-name="P5">In the stillness of that evening, under the vast tapestry of stars that silvered the skies above Jerusalem, Yeshua, Mariamne, and little Judah were a family cloaked in anonymity. Yet their legacy, interwoven with the very essence of the ancient city, continued to echo and whisper through the stone-clad streets, as timeless and enduring as the history they had unwittingly written.</text:p>
      <text:p text:style-name="P5"/>
      <text:h text:style-name="Heading_20_3" text:outline-level="3">Part 8: Underneath the Olive Trees</text:h>
      <text:p text:style-name="P5">The rhythms of life in Jerusalem beat like a steady drum, pulsing between the sacred and the profane, the historic and the mundane. For Yeshua, Mariamne, and their young Judah, the cadence marked the passage of days spent in the embrace of an ordinary existence, punctuated by extraordinary memories that lingered in their shared glances and the quiet pauses of their conversations.</text:p>
      <text:p text:style-name="P5"/>
      <text:p text:style-name="P5">As the seasons changed, the olive trees around their dwellings grew heavy with fruit. Yeshua would often take Judah beneath their boughs, teaching him not just the ways of the carpenter, but the lessons of the land—how the bitter olive must be pressed to yield the oil that could heal, illuminate, and anoint. In these moments, Yeshua passed on more than just practical knowledge; it was his philosophy, a way of seeing life through the guise of simplicity.</text:p>
      <text:p text:style-name="P5"/>
      <text:p text:style-name="P5">Mariamne, her health slowly returning since childbirth, became a beacon for the women of the area. She led them in quiet revolutions of the heart and mind, establishing a space where they could unite in mutual support and empowerment. Though her actions were subtle, they were no less revolutionary for their quietude, creating pockets of change like the leaven that swells the bread.</text:p>
      <text:p text:style-name="P5"/>
      <text:p text:style-name="P5">Often, as the sun relinquished its rule to the rule of the moon, whispers of their former life would rise unbidden. Amongst the marketplace, there were sightings—men and women who were convinced they had glimpsed the radical Rabbi, always just out of reach, a specter of the past not quite willing to fade into myth. Few could believe the fire that had once set their spirits ablaze now warmed the hearth of but a simple craftsman's family.</text:p>
      <text:p text:style-name="P5"/>
      <text:p text:style-name="P5"><text:soft-page-break/>One day, as Yeshua returned from delivering a table he had finished for a wealthy merchant, he found Mariamne under the olive trees, deep in conversation with a newcomer whose presence seemed to cleave the air with traces of the old, dangerous days.</text:p>
      <text:p text:style-name="P5"/>
      <text:p text:style-name="P5">"This is Salome," Mariamne introduced her with a quiet intensity. "She brings word from the spreading movement."</text:p>
      <text:p text:style-name="P5"/>
      <text:p text:style-name="P5">Salome's eyes held the fervor of one who carried the torch of their early efforts. Her words were fervent, filled with desperate hope and unbridled passion. "Your teachings have not been forgotten, Yeshua. They have multiplied, evolved, and are finding roots in places you could never have imagined. Yet, the people are fragmented, yearning for a leader to unite them."</text:p>
      <text:p text:style-name="P5"/>
      <text:p text:style-name="P5">Yeshua listened, his heart aching with the tumultuous love for an endeavor that had once consumed him so entirely. He watched Judah, who now played in the dust nearby, blissfully unaware of the weight of his father's past that encroached upon their present serenity.</text:p>
      <text:p text:style-name="P5"/>
      <text:p text:style-name="P5">"Tell the people that the kingdom they seek is found within each of them," Yeshua finally answered, his voice as resolute as it was when he preached to the masses. "Let them know that their unity lies not in a leader, but in the truth that dwells in their own hearts. My journey has led me here, to live the message I once spoke so fervently."</text:p>
      <text:p text:style-name="P5"/>
      <text:p text:style-name="P5">Salome left, perhaps disappointed, but carrying a new wisdom to distribute like the seeds that fall from the olive tree—some to take root, some to be scattered and lost, yet all destined to be part of the ever-turning wheel of growth and change.</text:p>
      <text:p text:style-name="P5"/>
      <text:p text:style-name="P5">Life resumed, Yeshua returned to his labors, Mariamne to her gatherings, and Judah to his play. The family's days unfurled underneath the olive trees, each leaf a testament to the enduring nature of life's simplest truths. In the quiet complexities of their humble existence, they were the whispers of history made flesh, the echo of a message that continued to ripple across time.</text:p>
      <text:p text:style-name="P5"/>
      <text:h text:style-name="Heading_20_3" text:outline-level="3">Part 9: The Weaver's Threads</text:h>
      <text:p text:style-name="P5">In the cool expanse of the morning, with the first light of dawn threading through the branches of the olive trees, the streets of Jerusalem began to stir with life. The city awoke, merchants preparing their stalls and the air filling with the scent of fresh bread and the sharp twang of livestock. In the household of Joseph of Arimathea, however, the start of the day brought a different kind of bustle—a quiet intertwining of purpose and kinship.</text:p>
      <text:p text:style-name="P5"/>
      <text:p text:style-name="P5">Mariamne found herself more devoted to her son than ever, her previous life as an organizer and a spy now seeming like a half-remembered dream. And yet, the skills she had honed during those tumultuous years served her well in this new chapter. Her ability to listen, to console, and to inspire the women she now called friends had woven a tapestry of community that was as rich as it was discreet.</text:p>
      <text:p text:style-name="P5"/>
      <text:p text:style-name="P5">Yeshua, however, could not fully escape the currents of his past. The words he had once spoken like seeds upon the wind found purchase in the fertile minds of those who heard them. The message, morphed and expanding beyond his original intent, could not be contained. And his role as a craftsman seemed to grow beyond the construction of mere tables and chairs. Each piece he created carried with it an essence of something deeper, the work of a man who had pondered life and death, love and purpose.</text:p>
      <text:p text:style-name="P5"/>
      <text:p text:style-name="P5"><text:soft-page-break/>Judah, ever the reflection of his parents' past and future, grew to be a curious child, his questions as persistent as the sun's journey across the sky. "Why do we live here, hidden away?" he inquired one day, his eyes wide with the innocence of youth.</text:p>
      <text:p text:style-name="P5"/>
      <text:p text:style-name="P5">Mariamne exchanged a knowing glance with Yeshua before replying, "We live here so that we might be a living message, my son. Much like the silent teachings of the olive trees under which we sit."</text:p>
      <text:p text:style-name="P5"/>
      <text:p text:style-name="P5">Yeshua ruffled Judah's hair, his voice a soft echo. "We are like the weaver at the loom, Judah. Each day, with every action, we add threads to the tapestry of life. Some threads are bold and vivid, others are gentle and subtle. Our past was of bright, striking colors, and now, we weave with calmer hues."</text:p>
      <text:p text:style-name="P5"/>
      <text:p text:style-name="P5">It was on a day not much unlike any other, when the family was visited by a familiar face. Joseph, the quiet patron of their sanctuary, came to them with concern etched upon his brow. "There are rumors," he began, his voice weighed with gravity, "that some believe Yeshua to have risen—as if from death itself—and that he walks among his followers once more."</text:p>
      <text:p text:style-name="P5"/>
      <text:p text:style-name="P5">The couple shared a worried look, aware that their carefully constructed respite could unravel with a single ill-placed whisper. "What would you have us do, Joseph?" Mariamne discussed the realities with a leader's sense of urgency.</text:p>
      <text:p text:style-name="P5"/>
      <text:p text:style-name="P5">"We must be cautious," Joseph advised. "Continue your lives as before, but be aware that eyes may become more watchful, the tongues of gossips sharper."</text:p>
      <text:p text:style-name="P5"/>
      <text:p text:style-name="P5">Yeshua nodded, both grateful for Joseph's protection and heavy with the thought that the ideas he once disseminated could threaten the safety of his family. "We shall be diligent," he promised.</text:p>
      <text:p text:style-name="P5"/>
      <text:p text:style-name="P5">As Joseph departed, Mariamne turned to her husband, her hand finding his in a grasp of silent solidarity. They watched Judah, oblivious to the gravity of the moment, chasing a butterfly—a fleeting moment of beauty in the transient world.</text:p>
      <text:p text:style-name="P5"/>
      <text:p text:style-name="P5">As the day unfurled its hours like a bloom to the sun, the simple joys and fears of their present life were embroidered with the rich, complex threads of their past. For in the heart of Jerusalem, a craftsman, a guide, and a child continued to weave the intricate story of a life and a message that persisted, undiminished by the passage of time.</text:p>
      <text:p text:style-name="P5"/>
      <text:h text:style-name="Heading_20_3" text:outline-level="3">Part 10: The Shadow of a Doubt</text:h>
      <text:p text:style-name="P5">With each passing day, the whispers of Yeshua's supposed resurrection grew louder, echoing against the ancient stones of Jerusalem's walls. The city was abuzz with tales of the mysteriously empty tomb and sightings of a man who bore the marks of the divine. Tensions brewed like a storm on the horizon, a tempest of belief and skepticism entangled in a fervent dance.</text:p>
      <text:p text:style-name="P5"/>
      <text:p text:style-name="P5">Within the safe confines of their home, Yeshua and Mariamne continued to watch Judah flourish. Yet the growing rumors cast a lengthening shadow over their tranquility. Mariamne felt a stir of unease, the old instincts of her espionage days nipping at the edges of her newfound peace.</text:p>
      <text:p text:style-name="P5"/>
      <text:p text:style-name="P5">One evening, as the sky donned its cloak of twilight, Mariamne sat beside Yeshua, the threads of worry weaving through her tone. "These rumors, they could unravel everything we've built here," she confided. "What if they lead the zealous or the fearful to our door?"</text:p>
      <text:p text:style-name="P5"/>
      <text:p text:style-name="P5"><text:soft-page-break/>Yeshua, ever the calm in the storm, placed his hand over hers. "We cannot control the stories that others weave about us. Our only choice is to live authentically, to be the truth that we know, regardless of the tales they tell."</text:p>
      <text:p text:style-name="P5"/>
      <text:p text:style-name="P5">Their discussions often lingered after Judah had been put to bed, a tapestry of possible futures laying unspoken between them. Yet, each morning, life resumed with a semblance of normalcy; the creak of Yeshua's saw, the hue of Mariamne's threads, and the laughter of Judah punctuated the heavy air of uncertainty.</text:p>
      <text:p text:style-name="P5"/>
      <text:p text:style-name="P5">It was during one of these ordinary days that an unexpected visitor arrived. A woman, clothed in the wear of a long journey, her face etched with both hope and haggard lines of desperation. She spoke of healing, of miracles performed by a man who matched Yeshua's description, and she begged to be taught his ways.</text:p>
      <text:p text:style-name="P5"/>
      <text:p text:style-name="P5">Yeshua's heart clenched with the knowledge that his past deeds, whether attributed correctly or not, were still manifesting consequences. He looked to Mariamne, finding the strength to address the stranger before him. "The greatest miracle is within you," he said gently, imparting the wisdom that had always been at the core of his teachings. "Faith, love, and kindness—these are the truest powers any of us can wield."</text:p>
      <text:p text:style-name="P5"/>
      <text:p text:style-name="P5">The woman left with a mixture of disappointment and enlightenment, her quest for tangible miracles giving way to the more profound understanding of Yeshua's words. As the visitor's footsteps faded into the distance, Yeshua knew that each encounter could chip away at the fragile anonymity they had carved out.</text:p>
      <text:p text:style-name="P5"/>
      <text:p text:style-name="P5">One dusk, as Yeshua closed the door to his workshop and the family gathered for their modest meal, Judah, ever curious, voiced a question that struck at the heart of their circumstance. "Why do people seek miracles, Papa?"</text:p>
      <text:p text:style-name="P5"/>
      <text:p text:style-name="P5">For a moment, Yeshua was silent, pondering the simplicity yet depth of a child's inquiry. "Because, Judah, miracles are the unexpected graces that remind us that there is more to this world than mere survival. They are glimpses of the extraordinary within the ordinary." His eyes met Mariamne's, a silent acknowledgment of the extraordinary life they had shared, and the common existence they now treasured.</text:p>
      <text:p text:style-name="P5"/>
      <text:p text:style-name="P5"><text:span text:style-name="T2">The family sat u</text:span>nder the flicker of oil lamps and stars, weaving the fragile strands of a life both ordinary and profound. As the family settled into the night's embrace, the world outside remained unaware of the sacred narrative that played out within the walls of their modest abode. And in the heart of the city, the shadows cast by doubt mingled with the enduring light of unwavering faith.</text:p>
      <text:p text:style-name="P5"/>
      <text:h text:style-name="Heading_20_3" text:outline-level="3">Part 11: The Gathering Storm</text:h>
      <text:p text:style-name="P5">The days spiraled forward, each one echoing the last, with Jerusalem continuing to heave and sigh under the weight of its own history and the rumors that stitched themselves into its narrative fabric. Pilgrims and locals alike shared stories of the risen teacher, a spectral figure who eluded the grasp of both believers and dissenters, as if made of the very whispers that conjured him.</text:p>
      <text:p text:style-name="P5"/>
      <text:p text:style-name="P5">Within the sheltered realm of Joseph of Arimathea's estate, Yeshua, Mariamne, and Judah clung to the simple cadence of their lives. But the rumors swirled like leaves in the wind, every so often brushing up against their door, a reminder of the world beyond their peaceful enclave.</text:p>
      <text:p text:style-name="P5"/>
      <text:p text:style-name="P5"><text:soft-page-break/>One cool evening, as Yeshua guided Judah's small hands to plane a piece of cedar, a knock came upon their door, firm and unexpected. Mariamne's gaze met Yeshua's—a bolt of unspoken understanding passing between them. Yeshua rose, wiping his hands on his worn tunic before opening the door.</text:p>
      <text:p text:style-name="P5"/>
      <text:p text:style-name="P5">Standing before him was a man cloaked in the dusky hues of twilight, his face a mask of solemnity and reverence. "Rabbi," he uttered with a voice trembling from a long-held fervor, "I have searched for you, for the one who speaks the truths that my soul knows but cannot voice."</text:p>
      <text:p text:style-name="P5"/>
      <text:p text:style-name="P5">Yeshua's heart caught at the title. "Rabbi" was a part of him he had willingly set aside. Yet now, it beckoned once more, a ghost from a life he had left behind. With a breath of resolve, he stepped outside, closing the door softly behind him to shield his family within.</text:p>
      <text:p text:style-name="P5"/>
      <text:p text:style-name="P5">"Friend," Yeshua began, his words threading through the growing shadows, "what you seek is not in me, but in the teachings that have found their home within you. Live them, share them—that is my counsel."</text:p>
      <text:p text:style-name="P5"/>
      <text:p text:style-name="P5">The man departed, a swirl of conflicting emotions, and Yeshua felt the sting of a reality he could not escape. Each visitor, each whisper of his former life brought the threat of exposure—a storm brewing on the horizon, threatening the peace of his household.</text:p>
      <text:p text:style-name="P5"/>
      <text:p text:style-name="P5">As weeks unfurled into months, the precarious balance they maintained grew ever more fragile. Mariamne found solace in her gatherings, which had grown in quiet importance, becoming circles of trust for the women of Jerusalem. They shared their fears and hopes, a supportive weave in the fabric of a society that often overlooked them.</text:p>
      <text:p text:style-name="P5"/>
      <text:p text:style-name="P5">Judah's world, however, was untouched by the tensions that tugged at his parents. His concerns were of wood shavings and the stray cats that roamed the estate's boundaries, his joys found in his mother's stories and his father's laughter.</text:p>
      <text:p text:style-name="P5"/>
      <text:p text:style-name="P5">One afternoon, as Yeshua completed the frame of a bed intended for a neighbor, a sudden cloudburst drenched the city, a deluge that seemed to cast the very heavens open. As the rain hammered down, coating the stones and streets with its cleansing sheen, a revelation settled within Yeshua's heart.</text:p>
      <text:p text:style-name="P5"/>
      <text:p text:style-name="P5">He turned to Mariamne, who watched the storm from their doorway, Judah held close to her side. "The truth cannot stay hidden forever," he spoke, a note of determination in his voice. "Nor should it. Perhaps the time has come for us to guide the truth, rather than allow it to lead us astray."</text:p>
      <text:p text:style-name="P5"/>
      <text:p text:style-name="P5">Mariamne nodded, her own resolve mirroring his. "Then we shall face what comes together, as we have always done."</text:p>
      <text:p text:style-name="P5"/>
      <text:p text:style-name="P5">As the skies cleared and the rain subsided, leaving in its wake the fresh scent of renewal, Yeshua knew that they stood on the precipice of change. The rumors, the hope, the fervent faith of others would not drift away like the dissipating storm clouds; they would remain, ever-present, urging him to reemerge from the shadows.</text:p>
      <text:p text:style-name="P5"/>
      <text:p text:style-name="P5">The family stood as an island within the tempest—a haven of love where they could weather the coming storm, together.</text:p>
      <text:p text:style-name="P5"/>
      <text:h text:style-name="Heading_20_3" text:outline-level="3"><text:soft-page-break/>Part 12: The Unveiling</text:h>
      <text:p text:style-name="P5">In the aftermath of the storm, the denizens of Jerusalem emerged to find their city washed anew, streets gleaming under a benevolent sun. Yeshua, Mariamne, and Judah likewise stepped out from their abode, feeling the warmth upon their faces, a silent promise that life was ever in flux, a canvas upon which change was the only constant.</text:p>
      <text:p text:style-name="P5"/>
      <text:p text:style-name="P5">As the days sauntered toward the harvesting season and the city burgeoned with travelers for the coming festivities, Yeshua contemplated the inevitable—the revelation of their presence and past. The tales of miracles and resurrection had woven themselves into a tapestry so grand and detailed that it threatened to ensnare them in its threads.</text:p>
      <text:p text:style-name="P5"/>
      <text:p text:style-name="P5">While he toiled in his workshop, Yeshua's thoughts often traveled back to the throngs he once addressed, to the eyes filled with wonder, despair, and hope. The murmurs of his existence, a secret kept beneath the quiet daily life, had swollen to a hushed roar that could no longer be ignored.</text:p>
      <text:p text:style-name="P5"/>
      <text:p text:style-name="P5">Mariamne, her instincts sharpened by her former life, sensed the change in the air—a vibrational shift that whispered of decisions to be made and paths to be chosen. With each woman she met, each story she shared, the foundation of their hidden life chipped away beneath the force of a truth too vast to be kept secret.</text:p>
      <text:p text:style-name="P5"/>
      <text:p text:style-name="P5">She approached Yeshua with a resolve forged in the fire of her experiences. "We have lived in the silent spaces between the notes of Jerusalem's song, but now, our silence must find its end. We must speak, act, and live in the open—to be the shepherds of our own story."</text:p>
      <text:p text:style-name="P5"/>
      <text:p text:style-name="P5">And so, they began to ready themselves, to step beyond the circumference of safety they had drawn around their family. Yeshua revisited the lessons he had imparted and refined them with the maturity of years spent in reflection. Mariamne reached out to her network, preparing them for the reintroduction of a voice they thought had been silenced.</text:p>
      <text:p text:style-name="P5"/>
      <text:p text:style-name="P5">Judah, sensing the shift in his parents, asked with the clarity of a child, "Are we embarking on an adventure, Mama?"</text:p>
      <text:p text:style-name="P5"/>
      <text:p text:style-name="P5">Mariamne took her son's face into her hands, her eyes glistening with unshed tears. "Yes, my darling. A grand adventure of truth and light."</text:p>
      <text:p text:style-name="P5"/>
      <text:p text:style-name="P5">As the date of the festival drew closer, Yeshua stood once more at the crest of the hill that overlooked Jerusalem. The city sprawled before him like a living organism, pulsating with life and crowded with stories. This was a city of beginnings and endings, and for Yeshua, it was where the next chapter of his story would commence.</text:p>
      <text:p text:style-name="P5"/>
      <text:p text:style-name="P5">Taking a deep breath, he turned back to his wife and child, their hands entwined, a trinity of strength and unity. Together, they made their way down the hillside toward the city gates. The murmurs of awe and recognition started small, a few heads turned, a couple of whispers shared, until a chorus rose around them—a crescendo of realization and surprise.</text:p>
      <text:p text:style-name="P5"/>
      <text:p text:style-name="P5">Yeshua stepped forward, his voice finding the cadence and depth it once held. He spoke of love and forgiveness, of justice and peace—a message matured but unchanged at its core. And as he spoke, the people gathered, a sea of faces that hungered for his words as much as for the bread that sustained them.</text:p>
      <text:p text:style-name="P5"/>
      <text:p text:style-name="P5"><text:soft-page-break/>Mariamne stood by his side, not as a shadow but as an equal—a partner in life and purpose. Judah watched, wide-eyed, as his parents reclaimed their place in the world, not as hidden figures but as beacons of a message that transcended time and self.</text:p>
      <text:p text:style-name="P5"/>
      <text:p text:style-name="P5">The moment did not mark an end, nor did it pause to muse upon itself. It was an unfolding, a brave step into the light for a family who had known the depths of both darkness and obscurity. Their lives, intertwined with the fate of a city that had witnessed the rise and fall of countless stories, was yet again at the heart of a narrative that would continue to be told for generations to come. Together, they walked into the multitude, ready to weave a new chapter in the unfolding scroll of their lives.</text:p>
      <text:p text:style-name="P5"/>
      <text:h text:style-name="Heading_20_3" text:outline-level="3">Part 13: The Resonant Voice</text:h>
      <text:p text:style-name="P5">As Yeshua's voice echoed through the streets of Jerusalem, something deep and long dormant in the heart of the city seemed to awaken. The crowd that gathered was a tapestry of the curious, the faithful, and the skeptical—a mosaic of humanity drawn together by the magnetic pull of an almost mythic reunion.</text:p>
      <text:p text:style-name="P5"/>
      <text:p text:style-name="P5">Each word Yeshua spoke unraveled the rumors, the mystery, the divine gloss that had been spread over his absence. He stood before the people not as a resurrected deity but as a man who had transcended the legend crafted about him, a man of flesh and blood, whose insights cut to the core of existence.</text:p>
      <text:p text:style-name="P5"/>
      <text:p text:style-name="P5">Mariamne's presence at his side lent a palpable strength to the scene, her gaze sweeping across the faces of the assembled, acknowledging their shared humanity. Her past as a catalyst for movement and change had prepared her for this moment, to once again stand at the forefront, not as an organizer in the shadows, but as a visible pillar of their cause.</text:p>
      <text:p text:style-name="P5"/>
      <text:p text:style-name="P5">The tales they had feared, the ones that had spread across the land, dispersing and evolving like seeds on the wind, became a bridge rather than a barrier. Yeshua, by embracing his own narrative, transformed it from a fetter into freedom. The stories, once brought into the light, lost their power to define him; instead, they served as vessels for his true message to take hold once more.</text:p>
      <text:p text:style-name="P5"/>
      <text:p text:style-name="P5">Judah, who until then had known his parents only as the humble carpenter and caring mother, bore witness to their transformation. The boy's eyes shone with a mixture of awe and understanding as he observed the faces around him, absorbing the weight of his parents' words and the resonance they carried.</text:p>
      <text:p text:style-name="P5"/>
      <text:p text:style-name="P5">The impact of Yeshua and Mariamne's emergence into the public eye rippled outwards, stirring the souls of those who listened. People began to share, to converse about the ideas presented, about peace, community, equality, and the indomitable nature of the spirit. In those moments, the seeds of a renewed movement were sown, as the very air seemed to vibrate with potential.</text:p>
      <text:p text:style-name="P5"/>
      <text:p text:style-name="P5">In the days that followed, Yeshua and Mariamne's days were no longer quiet and hidden. They engaged with the people, their home becoming a place of assembly for those seeking guidance, those questioning, and those wanting simply to be in the presence of the couple who had stepped out of legend and into reality.</text:p>
      <text:p text:style-name="P5"/>
      <text:p text:style-name="P5">Despite their newfound role in the public eye, they remained vigilant, protective of their son and of the truth they shared. The life they had carved out prior to their unveiling held lessons that they would not forsake—lessons of simplicity, privacy, and the intrinsic value of a life lived away from the relentless gaze of the masses.</text:p>
      <text:p text:style-name="P5"/>
      <text:p text:style-name="P5"><text:soft-page-break/>Judah's world was transformed by these changes, as he began to assist his mother in her work, and sat, wide-eyed, listening to his father teach. The lines between family and community blurred as their home became synonymous with compassion and insight—a beacon for those seeking solace and understanding.</text:p>
      <text:p text:style-name="P5"/>
      <text:p text:style-name="P5">Yeshua's renewed teachings did not echo the revolutionary fervor that had once surrounded him; they were quieter now, deeper, imbued with the experiences borne from a life lived in the shadows and the wisdom gained through love and loss. They were teachings for the everyday man and woman, principles to be applied within the home as well as the broader community.</text:p>
      <text:p text:style-name="P5"/>
      <text:p text:style-name="P5"><text:span text:style-name="T3">T</text:span>heir journey unfurled with steadiness and grace as the trio navigated the complexities of their public return. Life had become an intricate dance of sharing and protecting, of public engagement and private reflection. Yeshua, Mariamne, and Judah had emerged as a unified symbol of enduring love and enduring truth, their story an open book from which others could draw comfort and courage.</text:p>
      <text:p text:style-name="P5"/>
      <text:h text:style-name="Heading_20_3" text:outline-level="3">Part 14: The Convergence</text:h>
      <text:p text:style-name="P5">As the season turned and the air grew crisper, the City of David found itself a hub of new discourse and fervent exchange. Yeshua’s once-private teachings had become public doctrine, debated and discussed at every street corner and within the walls of homes. The daily rhythm of Yeshua, Mariamne, and Judah's lives was now a deft juxtaposition of private moments savored amidst the heedful call of a community in spiritual resurgence.</text:p>
      <text:p text:style-name="P5"/>
      <text:p text:style-name="P5">The movement that had once all but dissipated now coalesced around their little family, as Yeshua’s words and Mariamne's counsel sought to steer the high tide of expectation toward shores of introspection and social harmony. The home of Joseph of Arimathea was no longer merely a haven; it became the nucleus of a tranquil revolution—a place where old ideas were reborn and new ones tenderly cultivated.</text:p>
      <text:p text:style-name="P5"/>
      <text:p text:style-name="P5">Judah, emerging from the cocoon of a sheltered childhood, embraced the unique role he found himself in. With a precociousness nurtured by his parents' wisdom, he became a bridge for the young, whose spirits were lit by the possibility of change. And yet, he remained a student, bound to the humility of learning, his parents guiding him in both thought and deed.</text:p>
      <text:p text:style-name="P5"/>
      <text:p text:style-name="P5">Mariamne embraced her public position with a stoic grace, and yet, she never lost sight of the intimate tapestry of individual lives that formed the true essence of their message. Her gatherings grew—not just in number, but in depth—becoming a crucible for personal and collective transformation.</text:p>
      <text:p text:style-name="P5"/>
      <text:p text:style-name="P5">Now and then, Yeshua would climb atop the hills surrounding Jerusalem, looking upon the city with eyes that saw beyond its stone and mortar, into the hearts of its people. He pondered the ripples they had cast into the pond of history, aware of the delicate balance between a message's purity and its interpretation by those who carried it forward.</text:p>
      <text:p text:style-name="P5"/>
      <text:p text:style-name="P5">One afternoon, as the setting sun painted the sky with strokes of orange and purple, an assembly gathered near the olive grove, a congregation bound by a yearning for something greater than themselves. Yeshua and Mariamne stood before them, their voices weaving a symphony of teachings that spoke of dignity, stewardship, and the interconnected nature of all life.</text:p>
      <text:p text:style-name="P5"/>
      <text:p text:style-name="P5"/>
      <text:p text:style-name="P5"/>
      <text:p text:style-name="P5"><text:soft-page-break/>In this gathering, there was a powerful sense of convergence, of disparate threads coming together to form a strong and vibrant cloth. Yeshua spoke of the sacredness in the mundane, Mariamne of the strength found in gentleness, and Judah, in his youthful wisdom, of the unbridled joy of compassion.</text:p>
      <text:p text:style-name="P5"/>
      <text:p text:style-name="P5">As evening gave way to night, the crowd slowly dispersed, each individual carrying with them a fragment of hope, a seedling of change. The family retreated to the warmth of their home, where they shared a quiet meal, their bond a silent testament to the love that had endured through trials and exile.</text:p>
      <text:p text:style-name="P5"/>
      <text:p text:style-name="P5">But it was after Judah had been tucked into his bed, his breaths deep with the peace of sleep, that Yeshua and Mariamne allowed themselves the luxury of reflection. They would sit by a small fire, speaking softly of the roads ahead, reaffirming their commitment to each other and to the path they had chosen.</text:p>
      <text:p text:style-name="P5"/>
      <text:p text:style-name="P5"><text:span text:style-name="T3">T</text:span>heir journey was written not just in words or actions but in the space between, where the vibrancy of a living faith met the challenges of an ever-changing world. As Yeshua and Mariamne lay down to sleep, the gentle crackle of the dying embers a lullaby of sorts, they knew their work was far from over. The convergence of past and present would continue to draw them forth, hand in hand, into the dawning of each new day and the embrace of the unknown.</text:p>
      <text:p text:style-name="P5"/>
      <text:h text:style-name="Heading_20_3" text:outline-level="3">Part 15: Harvest of Hearts</text:h>
      <text:p text:style-name="P5">The months carried on, and the olive trees began to shed their fruit, their offerings collected in woven baskets beneath the boughs. It was a time for harvest, not only of the olives but of the spirit that Yeshua and Mariamne had sown amongst the people of Jerusalem and beyond. Their teachings had ripened in the hearts and minds of many, bringing forth a harvest of compassion and understanding that spread through the city like the gentle touch of autumn's own hand.</text:p>
      <text:p text:style-name="P5"/>
      <text:p text:style-name="P5">Judah, now accustomed to the rhythm of his family's life in the public eye, took his place not only as son but also as student and bridge. He accompanied his mother to her gatherings, witnessing the power of shared stories and mutual support. With his father, he would often walk through the city, soaking in the words of wisdom exchanged among the people, their faces alight with a sense of purpose and community.</text:p>
      <text:p text:style-name="P5"/>
      <text:p text:style-name="P5">The household of Joseph of Arimathea, once a shelter of anonymity, had become a beacon, its walls reverberating with the voices of those who came seeking guidance. Yeshua had embodied the role of a teacher once again, his presence a testament to the resilience of his message—a message that spoke not of laws etched in stone, but rather of a love and truth that pulsed within the heart.</text:p>
      <text:p text:style-name="P5"/>
      <text:p text:style-name="P5">Mariamne, her influence woven deeply into the fabric of the community, saw the blossoming of the seeds she had planted with care. The women she counseled grew in their own strength, taking the reins of their lives with newfound vigor. Her role as advisor was not merely born of her past rebellion but grew from a wellspring of empathy and shared human experience.</text:p>
      <text:p text:style-name="P5"/>
      <text:p text:style-name="P5">As the chilly winds of change began to stir, Yeshua and Mariamne understood the gravity of the mantle they had taken up. Their lives were no longer their own, but channels through which greater forces flowed. They faced the scrutiny of both authorities and religious figures who felt the ground shift beneath the burgeoning weight of their reemergent movement.</text:p>
      <text:p text:style-name="P5"/>
      <text:p text:style-name="P5"><text:soft-page-break/>One crisp evening, the family gathered in the privacy of their courtyard, a rare moment of respite in the growing swell of their commitments. Judah, in his innocent wisdom, asked, "Will our message ever be complete?"</text:p>
      <text:p text:style-name="P5"/>
      <text:p text:style-name="P5">Yeshua looked to the branches above, now sparse with olives, and then to his son. "Messages like ours are like the trees; they have seasons. They grow, they bear fruit, and even when they seem barren, they are alive, waiting for the next season of growth."</text:p>
      <text:p text:style-name="P5"/>
      <text:p text:style-name="P5">Mariamne nodded, her hand reaching across to intertwine with Yeshua’s. “And each person who hears our words will carry them forward differently. Some will nurture the message, while others may neglect it. But the essence will endure, always ready for the next hands willing to tend to its needs.”</text:p>
      <text:p text:style-name="P5"/>
      <text:p text:style-name="P5">The conversation waned as the sky darkened, the blanket of stars a reminder of the vastness within which their lives were but a fleeting spark. They embraced the solace of the night, the quiet before the day's labors once again called upon them to be shepherds of their community's spirit.</text:p>
      <text:p text:style-name="P5"/>
      <text:p text:style-name="P5"><text:span text:style-name="T4">T</text:span>heir unfolding story was not marked by any grand event or revelation. Instead, it was found in the daily giving and receiving, in the steady cultivation of hope and the tending to the gardens of the soul. As the whispers of the cool night promised the approach of winter, Yeshua, Mariamne, and Judah stood together—a boundless family, a confluence of past and present, the custodians of a message that thrived in the fertile soil of receptive hearts.</text:p>
      <text:p text:style-name="P5"/>
      <text:h text:style-name="Heading_20_3" text:outline-level="3">Part 16: Refuge in Reverberations</text:h>
      <text:p text:style-name="P5">Winter dressed Jerusalem in a cloak of contemplation, the chill in the air a counterpoint to the warmth found within the walls of hearth and home. Amidst the bustle of a city bracing against the cold, the small estate that sheltered Yeshua, Mariamne, and Judah became a vessel of light, a place where the ember of their message was carefully tended, glowing against the encroaching frost.</text:p>
      <text:p text:style-name="P5"/>
      <text:p text:style-name="P5">Judah, his mind and body growing in tandem, was as much a student of his parents' teachings as he was a teacher in his own right, his friends and peers drawn to his infectious enthusiasm for the values sown at his hearth. His questions, still marked with the innocence unique to youth, became deeper and more reflective as he explored the intricacies of the world around him.</text:p>
      <text:p text:style-name="P5"/>
      <text:p text:style-name="P5">Mariamne’s gatherings, while quieter in the colder months, became denser with shared experiences and wisdom. The intimacy of close-knit circles allowed for the stories of women to unravel and be rewoven into tapestries of strength and resilience. Their voices, though hushed by winter's soft decree, carried the resonant frequencies of a movement ever expanding.</text:p>
      <text:p text:style-name="P5"/>
      <text:p text:style-name="P5">Yeshua found solace in the persistent rhythm of his carpentry, the scrape and hum of tools on wood a meditation that honed both his craft and his clarity of thought. The questions of the city's inhabitants—rich and simple, young and old—were met with an equanimity that had become the signature of his spirit.</text:p>
      <text:p text:style-name="P5"/>
      <text:p text:style-name="P5">Amidst their growing public lives, the family sought refuge in the ritual moments that brought them together—the breaking of bread, the sharing of stories, and the silent acceptance of their world's disquiet. They became the quiet center of the spiraling storm, the still point upon which the narrative turned.</text:p>
      <text:p text:style-name="P5"/>
      <text:p text:style-name="P5"/>
      <text:p text:style-name="P5"><text:soft-page-break/>One evening, with a bitter wind howling outside, the family sat close, wrapped in the warmth of shared silence, when an unexpected knock came upon their door. Yeshua rose, the familiar weight of anticipation settling in his chest as he opened the door to a figure huddled in a cloak, breath misting in the frigid air.</text:p>
      <text:p text:style-name="P5"/>
      <text:p text:style-name="P5">The visitor's face was unfamiliar, yet his eyes carried a story that required no introduction. He had traveled far, spurred by the rumors and tales that had fanned out from Jerusalem like the concentric rings of a stone cast upon the waters. "I sought the truth," he said, his voice raw from the road, "and I was told it resides here, with you."</text:p>
      <text:p text:style-name="P5"/>
      <text:p text:style-name="P5">Yeshua ushered the traveler inside, offering the refuge of their home. This stranger, like so many others, bore witness to the reach of their message—a reach that extended beyond the bounds of their intention, beyond the olive groves and city walls, to lands distant and hearts unknown.</text:p>
      <text:p text:style-name="P5"/>
      <text:p text:style-name="P5">The man shared his journey, the words of Yesh<text:span text:style-name="T4">u</text:span>a already transmuted through a hundred mouths before reaching his. Together, they unraveled the layers, finding the kernel of truth that had seeded the traveler's quest. As he left, gratitude and peace had replaced the hunger in his eyes—a transformation both simple and profound.</text:p>
      <text:p text:style-name="P5"/>
      <text:p text:style-name="P5"><text:span text:style-name="T4">T</text:span>heir saga brought with it a recognition of the complexities that they had woven into the world—a world that came knocking at their door, seeking the solace of clarity and the embrace of a deeper understanding.</text:p>
      <text:p text:style-name="P5"/>
      <text:p text:style-name="P5">As the family retreated back to their circle, the small triangle of warmth against winter's chill, they did not speak of endings or conclusions. Instead, they inhabited the present, the sheltering now, the resonance of their message vibrating through the hallowed night, finding sanctuary in the hearts that chose to listen and in the reverberations that stretched into the quiet unknown.</text:p>
      <text:p text:style-name="P5"/>
      <text:h text:style-name="Heading_20_3" text:outline-level="3">Part 17: Echoes of Spring</text:h>
      <text:p text:style-name="P5">As winter’s frost retreated, and the almond trees began to bloom, whispers of spring carried the promise of renewal throughout Jerusalem. The passage of the seasons mirrored the evolution of the community that Yeshua, Mariamne, and their son, Judah, had inspired. With each budding flower and lengthening day, there came a rejuvenation of spirits and a deepening of the roots set down by the family's teachings.</text:p>
      <text:p text:style-name="P5"/>
      <text:p text:style-name="P5">The time of introspection that the colder months had imposed was now giving way to a period of action and growth. The people who had gathered in quiet reflection now took to the streets and markets, their eyes bright with the flame of understanding, their hands eager to shape the world with the messages of compassion and unity they had absorbed.</text:p>
      <text:p text:style-name="P5"/>
      <text:p text:style-name="P5">Judah found himself entranced by the transformation of the land. The winter had been a time of stories and dreams, but now life burst forth in vivid color and motion, a splendid dance that called to him. Yeshua took the boy beneath the burgeoning limbs of an olive tree, pointing to the knots in the wood, the new leaves unfurling. "Look how the tree grows through both hardship and ease," he said. "So too must we, learning from every season, carrying its lessons forward."</text:p>
      <text:p text:style-name="P5"/>
      <text:p text:style-name="P5">Mariamne watched her family from the threshold, her heart swelling with a mix of pride and a maternal longing to protect. Her role within the community had become an anchor—a stabilizing force for those who were navigating the swelling waves of change. She convened with the women, now not as circles meant for staying warm but as councils of strategy and outreach, planning how best to apply the winter's contemplations to the fertile grounds of spring.</text:p>
      <text:p text:style-name="P5"><text:soft-page-break/>As the city prepared for the upcoming festival, the family found themselves more deeply entwined within the fabric of their community's life. Their presence was not merely tolerated by the authorities but had become something of an enigma, a point of influence that could neither be wholly embraced nor entirely dismissed. Yeshua's words, once seen as radical, now edged toward acceptance, his and Mariamne's commitment to peace anchoring their teachings firmly in the realm of the respected.</text:p>
      <text:p text:style-name="P5"/>
      <text:p text:style-name="P5">Yet, with the awakening of the land came also the stirrings of dissent. Not all found favor in the messages spreading through the city's quarters. Some whispered behind closed doors, wary of change and suspicious of the power that Yeshua and Mariamne wielded—not through force, but through the hearts they swayed.</text:p>
      <text:p text:style-name="P5"/>
      <text:p text:style-name="P5">One day, as Yeshua returned from a visit to the marketplace, where his words had inspired both debate and devotion, he was met by a group of scholars and thinkers, their brows furrowed with questions. They challenged him, probing the depths of his philosophy, seeking to uncover what they believed to be cracks in his foundation. Yeshua, calm and unwavering, met each inquiry with thoughtfulness and grace, his responses not as edicts but as invitations to explore faith and reason as companions, not adversaries.</text:p>
      <text:p text:style-name="P5"/>
      <text:p text:style-name="P5">In the growing light, Judah played amongst the wildflowers, embodying the infectious hope of the season. As the discourses of the day faded into the softness of evening, the family gathered, and Yeshua shared with Mariamne the trials of discussion. Together, they resolved to remain steadfast, to provide a voice of temperance amidst the gathering momentum of their movement.</text:p>
      <text:p text:style-name="P5"/>
      <text:p text:style-name="P5"><text:span text:style-name="T5">T</text:span>heir story was as much about standing firm in the face of growing influence as it was about nurturing the incipient blooms of societal transformation. As dusk enfolded Jerusalem, the family rested in each other's company, their shared vision for a world kindled with understanding and solidarity holding strong against the brisk winds of challenge and critique—an echo of spring resounding with the vibrant sound of life itself.</text:p>
      <text:p text:style-name="P5"/>
      <text:h text:style-name="Heading_20_3" text:outline-level="3">Part 18: The Passage of Seasons</text:h>
      <text:p text:style-name="P5">With the cycle of the year pressing on, the community that Yeshua, Mariamne, and Judah had cultivated matured as the trees grew heavy with summer's bounty. The echoes of spring’s vibrancy gave way to the fullness of life, a testament to the steady passage of time. Yet amidst the abundance, the family faced the inevitable ebb that comes with life's flow—the loss that shapes the essence of legacy.</text:p>
      <text:p text:style-name="P5"/>
      <text:p text:style-name="P5">As the days lingered long and golden, Maria, the woman whose quiet support had been a foundation for the family through seasons of both hiding and reemergence, reached the twilight of her years. The vibrancy that had once characterized her slowly ebbed, leaving in its wake a serene acceptance of life's final act. When she passed, it was with a tranquility that spoke of a life replete with love and purpose.</text:p>
      <text:p text:style-name="P5"/>
      <text:p text:style-name="P5">The family, encircled by the community they had cultivated, now found themselves treading the all too familiar path of mourning. Maria's passing was a tapestry of sorrow and celebration—a life cherished and remembered. The tomb where she was laid to rest stood as a new marker, a stone-set echo of the lives she had touched and the story she had been a part of—a story that was imprinted in the heart of Jerusalem.</text:p>
      <text:p text:style-name="P5"/>
      <text:p text:style-name="P5"/>
      <text:p text:style-name="P5"><text:soft-page-break/>As the seasons cycled once more, the time came for Yeshua and Mariamne to face their own mortalities. They had lived lives like no others, enshrined not just in the hearts of their followers but in the very spirit of the age. They had witnessed the growth of a message that would outlive them, its roots intertwined with the rhythm of the world.</text:p>
      <text:p text:style-name="P5"/>
      <text:p text:style-name="P5">When their end arrived, it was not with the fanfare of legend but with the humble grace of humans who had embraced every facet of existence. They passed as they had lived, with dignity and a profound sense of connection—to each other, to their son, and to the inscrutable tapestry of life.</text:p>
      <text:p text:style-name="P5"/>
      <text:p text:style-name="P5">Judah, now a man in his own right, bore the weight of his lineage with the strength and composure inherited from his parents. He laid them to rest beside Maria, their tombs a silent testament to the family that had altered the course of history not through conquest, but through the power of their unwavering love and compassion.</text:p>
      <text:p text:style-name="P5"/>
      <text:p text:style-name="P5">In the ensuing years, Judah carried their legacy—his actions and words a reflection of the upbringing that had been steeped in the wisdom and courage of Yeshua and Mariamne. His parents continued to speak through him, their ideals manifest in his deeds, their voices not lost but magnified by his resolve to honor their memory in every facet of his life.</text:p>
      <text:p text:style-name="P5"/>
      <text:p text:style-name="P5">Over time, Judah too joined the lineage of ancestors laid to rest in the family tomb, his final place among them a silent recitation of a life dedicated to perpetuating the vision that had been his inheritance. He was survived by a community deeply molded by the precepts of the family—a community that continued to thrive and evolve, their message reverberating through the annals of history, undimmed by the passing of generations.</text:p>
      <text:p text:style-name="P5"/>
      <text:p text:style-name="P5">With the burial of Judah, the tale did not end; it was merely entrusted to the keeping of those who remained. The story of Yeshua, Mariamne, and their son persisted in the echoes of their influence—a murmuring in the olive groves, a whisper in the marketplaces, and a resonance in the corridors of the heart. The lives they led, the love they shared, and the wisdom they imparted became eternal—a legacy sealed in the stone of Jerusalem and the infinite expanse of the human spirit.</text:p>
      <text:h text:style-name="P1" text:outline-level="3">Epilogue: The Apostle's Path</text:h>
      <text:p text:style-name="P5">In the years following the passing of Judah, the vibrant tapestry of the community that Yeshua and Mariamne had nurtured continued to grow, weaving new patterns with each generation. The message, imbued with the essence of love, community, and inner truth, rippled outwards, finding fresh soil in hearts near and far.</text:p>
      <text:p text:style-name="P5"/>
      <text:p text:style-name="P5">Among those who carried the torch of the family's legacy was a man not of their blood but of their spirit—a man named Paul, once known as Saul of Tarsus. Upon the road to Damascus, his soul had been wrought with a transformation so profound that it became the fulcrum upon which his life would pivot, from persecution to proclamation.</text:p>
      <text:p text:style-name="P5"/>
      <text:p text:style-name="P5">Paul had never known Yeshua in the flesh, nor had he sat at the feet of Mariamne to absorb her wisdom, nor played amongst the olive trees with Judah. However, the echoes of their teachings had reached him, a divine confluence that had sparked his revelation and reshaped his purpose. The story of the family—Yeshua's enduring love, Mariamne's unyielding strength, Judah's legacy of connection—had filtered through myriad voices, each adding their own timbre to the tale.</text:p>
      <text:p text:style-name="P5"/>
      <text:p text:style-name="P5">With a fervor kindled by the breath of the divine, Paul took upon himself the mantle of steward and architect, building upon the foundation laid by the family. His letters and travels wove the story into new communities, bridging lands and cultures, threading the core messages through the fabric of an ever-expanding tapestry.</text:p>
      <text:p text:style-name="P5"/>
      <text:p text:style-name="P5">The narrative that began in the hushed privacy of a humble family's existence had blossomed into a movement whose reach spanned continents and penetrated the very pillars of civilization. And though the family tomb remained in Jerusalem—a silent chronicle of lives spent and a testament to their earthly journey—their essence thrived in the living gospel that Paul, and those like him, carried forth into the world.</text:p>
      <text:p text:style-name="P5"/>
      <text:p text:style-name="P5">In his epistles, Paul reflected a symphony of the teachings that had once resonated beneath the branches of the olive trees, now transformed and harmonized with his own revelations. It was a gospel that spoke of redemption and rebirth, of a love that transcended the mortal coil, capturing the spirits of those who heard it and inspiring a lineage of belief that would transcend the ages.</text:p>
      <text:p text:style-name="P5"/>
      <text:p text:style-name="P5">The story of Yeshua, Mariamne, and Judah did not end with the sealing of the tomb. It found new life in the words and works of the Apostle Paul, who, unknowingly, had become the bridge between an intimate tale of a family and the birth of a global testament. The echoes of their lives, so profoundly personal and yet universally resonant, continued to inspire, comfort, and challenge myriad souls who sought out the whispers of truth sown by a carpenter and his loved ones many seasons past.</text:p>
      <text:p text:style-name="P5"/>
      <text:p text:style-name="P5">And so, the narrative of a family—one that had started like any other but had grown to shape the very course of human faith—came to rest in the hands of the future, their legacy a constant presence like the warm wind upon the Galilean hills, ever reminding the world of the power of a message spoken in earnest, from the heart.</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11-23T22:58:48.115105732</meta:creation-date>
    <dc:date>2023-11-24T02:12:32.127985239</dc:date>
    <meta:editing-duration>PT8M28S</meta:editing-duration>
    <meta:editing-cycles>1</meta:editing-cycles>
    <meta:document-statistic meta:table-count="0" meta:image-count="0" meta:object-count="0" meta:page-count="20" meta:paragraph-count="212" meta:word-count="11043" meta:character-count="65583" meta:non-whitespace-character-count="54799"/>
    <meta:generator>LibreOffice/7.2.2.2$MacOSX_X86_64 LibreOffice_project/02b2acce88a210515b4a5bb2e46cbfb63fe97d56</meta:generator>
  </office:meta>
</office:document-meta>
</file>